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Rubik" svg:font-family="Rubik,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32323" loext:opacity="100%" style:font-name="Rubik" fo:font-size="9.60000038146973pt" fo:letter-spacing="normal" fo:language="es" fo:country="ES"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32323" loext:opacity="100%" style:font-name="Rubik" fo:font-size="9.60000038146973pt" fo:letter-spacing="normal" fo:language="es" fo:country="ES" fo:font-style="normal" fo:font-weight="normal" officeooo:rsid="000ad7d7" officeooo:paragraph-rsid="000ad7d7"/>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32323" loext:opacity="100%" style:font-name="Rubik" fo:font-size="9.60000038146973pt" fo:letter-spacing="normal" fo:language="es" fo:country="ES" fo:font-style="normal" fo:font-weight="normal" officeooo:rsid="000ad7d7" officeooo:paragraph-rsid="000b9bdb"/>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32323" loext:opacity="100%" style:font-name="Rubik" fo:font-size="9.60000038146973pt" fo:letter-spacing="normal" fo:language="es" fo:country="ES" fo:font-style="normal" fo:font-weight="normal" officeooo:rsid="000b9bdb" officeooo:paragraph-rsid="000b9bdb"/>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Rubik" fo:font-size="9.60000038146973pt" fo:letter-spacing="normal" fo:language="es" fo:country="ES" fo:font-style="normal" fo:font-weight="normal"/>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0ad7d7"/>
    </style:style>
    <style:style style:name="P7" style:family="paragraph" style:parent-style-name="Standard">
      <style:paragraph-properties fo:margin-left="0cm" fo:margin-right="0cm" fo:text-align="start" style:justify-single-word="false" fo:orphans="2" fo:widows="2" fo:text-indent="0cm" style:auto-text-indent="false"/>
      <style:text-properties officeooo:paragraph-rsid="000b9bdb"/>
    </style:style>
    <style:style style:name="T1" style:family="text">
      <style:text-properties fo:font-variant="normal" fo:text-transform="none" fo:color="#232323" loext:opacity="100%" style:font-name="Rubik" fo:font-size="9.60000038146973pt" fo:letter-spacing="normal" fo:language="es" fo:country="ES" fo:font-style="normal" fo:font-weight="normal" officeooo:rsid="000ad7d7"/>
    </style:style>
    <style:style style:name="T2" style:family="text">
      <style:text-properties fo:font-variant="normal" fo:text-transform="none" fo:color="#232323" loext:opacity="100%" style:font-name="Rubik" fo:font-size="9.60000038146973pt" fo:letter-spacing="normal" fo:language="es" fo:country="ES" fo:font-style="normal" fo:font-weight="normal" officeooo:rsid="000b9bdb"/>
    </style:style>
    <style:style style:name="T3" style:family="text">
      <style:text-properties fo:font-variant="normal" fo:text-transform="none" fo:color="#232323" loext:opacity="100%" style:font-name="Rubik" fo:font-size="9.60000038146973pt" fo:letter-spacing="normal" fo:language="es" fo:country="ES" fo:font-style="normal" fo:font-weight="normal" officeooo:rsid="000d1f9c"/>
    </style:style>
    <style:style style:name="T4" style:family="text">
      <style:text-properties officeooo:rsid="000d1f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alaxy-wide known cult Shine Tomorrow has taken over the Energy Generators in the Center of the Galaxy, and you must wreck their plans!<text:line-break/>Jump into battle in this new side-scrolling shoot’em-up with many new unlockable weapon types and face enemies and obstacles from every corner of the Milkdromeda Galaxy.<text:line-break/><text:line-break/>Spacewing is also joined by Jimble, an extraterrestrial bounty hunter who can be controlled by a second player at any time. Destroy your enemies as you make your way through a galaxy of wonders, and gather enough power to reach Energy Generators and uncover this conspiracy!<text:line-break/><text:line-break/>With a stylish 16-bit vibe, this gripping sci-fi adventure features accessible yet intense mechanics in the form of quick weapon swapping, along with many secret areas and strange transformations that change the way the game plays. </text:p>
      <text:p text:style-name="P1">--------------------------------------------</text:p>
      <text:p text:style-name="P1"/>
      <text:p text:style-name="P2">Shine Tomorrow, la misteriosa secta galáctica, se ha apropiado de los Generadores Energéticos del Centro de la Galaxia, ¡y solo tú puedes pararles los pies!</text:p>
      <text:p text:style-name="P2">Prepárate para la batalla en este nuevo matamarcianos de desplazamiento lateral con nuevos tipos de disparos desbloqueables, y enfréntate a enemigos y obstáculos de todos los rincones de la Galaxia Lactómeda.</text:p>
      <text:p text:style-name="P2"/>
      <text:p text:style-name="P2">A Spacewing también le acompaña Jimble, un extraterrestre cazarrecompensas que puede ser controlado por un segundo jugador en cualquier momento. ¡Destruid a vuestros enemigos mientras avanzáis por una galaxia maravillosa, conseguid suficiente poder para alcanzar los Generadores Energéticos y destapad esta conspiración!</text:p>
      <text:p text:style-name="P2"/>
      <text:p text:style-name="P6"><text:span text:style-name="T1">Con un elegante estilo 16-bit, esta </text:span><text:span text:style-name="T2">cautivadora aventura de ciencia ficción cuenta con mecánicas accesibles a la vez que desafiantes, además de gran variedad de armas, zonas secretas y extrañas transformaciones que alteran las maneras de jugar.</text:span></text:p>
      <text:p text:style-name="P2"/>
      <text:p text:style-name="P2"/>
      <text:p text:style-name="P4">Spacewing, nuestro amado héroe.</text:p>
      <text:p text:style-name="P4"/>
      <text:p text:style-name="P4">Jimble, el extraterrestre cazarrecompensas.</text:p>
      <text:p text:style-name="P2"/>
      <text:p text:style-name="P4">Commander Uufoo, miembro de los Avanto-Darks.</text:p>
      <text:p text:style-name="P4"/>
      <text:p text:style-name="P4">(¿y este quién es?)</text:p>
      <text:p text:style-name="P4"/>
      <text:p text:style-name="P4"/>
      <text:p text:style-name="P4">¡Próximamente, una demo!</text:p>
      <text:p text:style-name="P1"/>
      <text:p text:style-name="P3">--------------------------------------------</text:p>
      <text:p text:style-name="P5"/>
      <text:p text:style-name="P5">The Avanto-Darks, invaders from Planet Mavros, have descended on Earth to claim it as their new home, and it’s up to you to stop them!<text:line-break/><text:line-break/>Spacewing War is a side-scrolling shoot’em up inspired by handheld genre classics. Presented in 4-tone pixel art style, this action-packed space adventure blends light-hearted sci-fi storytelling and deceptively simple mechanics with the depth of weapon-juggling and tons of secrets to discover. </text:p>
      <text:p text:style-name="P3">--------------------------------------------</text:p>
      <text:p text:style-name="P7"><text:span text:style-name="T2">Los Avanto-Darks, </text:span><text:span text:style-name="T3">un ejército de alienígenas</text:span><text:span text:style-name="T2"> del Planeta Mavros, ha invadido la Tierra con planes de conquista, ¡y eres el único que puede detenerlos!</text:span></text:p>
      <text:p text:style-name="P7"><text:span text:style-name="T2"/></text:p>
      <text:p text:style-name="P7"><text:span text:style-name="T2">Spacewing War es un shoot'em up de desplazamiento lateral inspirado en los clásicos portátiles del género. Presentado en estilo pixel art de cuatro colores, este juego repleto de acción combina una entretenida historia de ciencia ficción con mecánicas simples pero profundas, que incluyen una variedad de armas distintas y montones de secretos por descubrir.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Rubik" svg:font-family="Rubik,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3-05-30T19:19:28.594000000</dc:date>
    <meta:editing-duration>PT33M23S</meta:editing-duration>
    <meta:editing-cycles>7</meta:editing-cycles>
    <meta:document-statistic meta:table-count="0" meta:image-count="0" meta:object-count="0" meta:page-count="1" meta:paragraph-count="16" meta:word-count="435" meta:character-count="2982" meta:non-whitespace-character-count="2557"/>
  </office:meta>
</office:document-meta>
</file>